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Text_20_body">
      <style:paragraph-properties fo:line-height="115%"/>
      <style:text-properties style:font-name="Arial1" fo:font-size="12pt"/>
    </style:style>
    <style:style style:name="P3" style:family="paragraph" style:parent-style-name="Text_20_body">
      <style:text-properties style:font-name="Arial"/>
    </style:style>
    <style:style style:name="P4" style:family="paragraph" style:parent-style-name="Standard" style:master-page-name="MP0">
      <style:paragraph-properties style:page-number="auto" fo:break-before="page"/>
      <style:text-properties style:font-name="Arial"/>
    </style:style>
    <style:style style:name="P5" style:family="paragraph" style:parent-style-name="Standard">
      <style:text-properties style:font-name="Arial1" fo:font-size="12pt"/>
    </style:style>
    <style:style style:name="P6" style:family="paragraph" style:parent-style-name="Standard">
      <style:text-properties style:font-name="Arial" fo:font-size="12pt"/>
    </style:style>
    <style:style style:name="P7" style:family="paragraph" style:parent-style-name="Text_20_body">
      <style:paragraph-properties fo:line-height="115%"/>
      <style:text-properties style:font-name="Arial1" fo:font-size="12pt"/>
    </style:style>
    <style:style style:name="P8" style:family="paragraph" style:parent-style-name="Text_20_body">
      <style:paragraph-properties fo:line-height="115%"/>
      <style:text-properties style:font-name="Arial" fo:font-size="12pt"/>
    </style:style>
    <style:style style:name="T1" style:family="text">
      <style:text-properties style:font-name="Arial1" fo:font-size="12pt"/>
    </style:style>
    <style:style style:name="T2" style:family="text">
      <style:text-properties fo:font-size="12pt"/>
    </style:style>
    <style:style style:name="T3" style:family="text">
      <style:text-properties style:font-name="Arial"/>
    </style:style>
    <style:style style:name="T4" style:family="text">
      <style:text-properties style:font-name="Arial" fo:font-size="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enú</text:p>
      <text:p text:style-name="P1">Jugar, Salir Premium</text:p>
      <text:p text:style-name="P1"/>
      <text:p text:style-name="P1"/>
      <text:p text:style-name="P1">-Desde el propio menú empezamos con la broma, ofrecemos a los jugadores pagar 5euros (en mano y efectivo) a los desarrolladores, véase nosotros, para superar directamente el juego entero. Para hacer esto que pulsen en el botón premium e introduzcan la contraseña “Electronic Arts”</text:p>
      <text:p text:style-name="P1"/>
      <text:p text:style-name="P1">[INTRO]</text:p>
      <text:p text:style-name="P1"/>
      <text:p text:style-name="P1">Aparecemos directamente fuera de la casa, en el mapa “Pueblo Inicio”</text:p>
      <text:p text:style-name="P1"/>
      <text:p text:style-name="P1">Protagonista: ¡Debo conseguir las medicinas, rápido, o mi padre morirá!</text:p>
      <text:p text:style-name="P1"/>
      <text:p text:style-name="Standard"><text:span text:style-name="T3">Narrador: “Si quieres saber que ha pasado desbloquea el DLC “Backstory” por solo</text:span> <text:span text:style-name="T4">2’99</text:span><text:span text:style-name="T1">”</text:span></text:p>
      <text:p text:style-name="P5"/>
      <text:p text:style-name="P5"/>
      <text:p text:style-name="P6">Después debemos ir a la tienda, la puerta desata el evento “Puerta tienda” que suelta el siguiente texto:</text:p>
      <text:p text:style-name="P6"/>
      <text:p text:style-name="P3"><text:span text:style-name="T2">“</text:span><text:span text:style-name="T1">Protagonista: Debo ir al castillo real, en la ciudad, es la única manera de conseguir la medicina. Menos mal que el tendero me ha dado una espada, desde que estamos en guerra con la horda, cualquier persona que pasa por el camino muere. Mejor que me dirija ya a la ciudad, la puerta al camino estaba al norte, creo recordar</text:span></text:p>
      <text:p text:style-name="P2">Narrador: Si quieres ver la conversación en la tienda, compra el DLC “Conversación crucial” por solo 3’99</text:p>
      <text:p text:style-name="P2">Narrador: Si quieres saber porque el reino está en guerra con la horda desbloquea el DLC “Historia del reino” por solo 9’99”</text:p>
      <text:p text:style-name="P8"/>
      <text:p text:style-name="P8">Nos dirigimos al norte para salir del mapa, aparecemos en la esquina derecha-abajo del mapa Camino, aparece el siguiente texto:</text:p>
      <text:p text:style-name="P8">“Protagonista: Debo dirigirme al noroeste, ahí se encuentra la ciudad” </text:p>
      <text:p text:style-name="P8">recorremos el mapa luchando con orcos y esqueletos</text:p>
      <text:p text:style-name="P8">Si nos dirigimos a la esquina Izquierda-arriba, desatamos otro evento “Puerta ciudad” que nos anima a entrar en la torre real.</text:p>
      <text:p text:style-name="P8">Entramos en la torre, aparecemos en la torre principe piso 1, en la parte del centro-abajo del mapa, debemos recorrer <text:s/>el mapa luchando contra orcos y esqueletos para llegar a las escaleras al segundo piso.</text:p>
      <text:p text:style-name="P8">Cuando lleguemos al segundo piso, aparecemos en la escaleras cerca de la esquina abajo-derecha al igual que en el primer piso, debemos abrirnos paso a espadazos por todo el nivel hasta llegar a las escaleras que dan a la habitación del principe</text:p>
      <text:p text:style-name="P8">Cuando subamos a la habitación empezará la siguiente conversación:</text:p>
      <text:p text:style-name="P8">“Principe: ¿has venido a por mi, eh? No caeré tan facilmente</text:p>
      <text:p text:style-name="P8"><text:soft-page-break/>Protagonista: ¡¡¡No, espera!!!”</text:p>
      <text:p text:style-name="P8">Luchamos con el príncipe, una vez derrotado, salta el siguiente dialogo:</text:p>
      <text:p text:style-name="P8">“Protagonista: Por favor para, solo quiero las llaves de la ciudad, debo ver a tu padre</text:p>
      <text:p text:style-name="P8">Príncipe: ¿Solo eso?, Están en mi silla, cógelas”</text:p>
      <text:p text:style-name="P8">Al cogerlas aparecemos en el mapa Camino, nos dirigimos de nuevo a la puerta de la ciudad, pero esta vez entramos</text:p>
      <text:p text:style-name="P8"/>
      <text:p text:style-name="P8">En la Ciudad, nos dirigimos al castillo, y entramos al entrar sucede el evento “Puerta Castillo”, aquí explicado también:</text:p>
      <text:p text:style-name="P8">El sprite del protagonista desaparece, como si hubiera entrado al castillo, un guardia aparece gritando: “!EL PRINCIPE HA MUERTO, SE HA VISTO A UN HUMANO EN LA TORRE”</text:p>
      <text:p text:style-name="P8">Dentro del castillo, los guardias nos atacaran por este motivo, debemos abrirnos paso hasta las escaleras en cada nivel hasta llegar a la habitación real, cuando entremos a la habitación real, la siguiente conversación ocurrirá:</text:p>
      <text:p text:style-name="P8">“Rey: TU HAS MATADO A MI HIJO, Y AHORA VIENES A POR MI, MUERE.</text:p>
      <text:p text:style-name="P8">Protagonista: ¡No, espera!”</text:p>
      <text:p text:style-name="P8">Peleamos con el Rey, una vez derrotado</text:p>
      <text:p text:style-name="P8">“Protagonista: Esto es todo un error, yo no he matado a tu hijo, el castillo estaba siendo atacado por la horda, ellos le habrán matado, yo solo quería hablar con vos, necesito la medicina que confiscó, es la única que puede salvar a mi padre.</text:p>
      <text:p text:style-name="P8">Rey: La medicina era para mi hijo, pero ahora que ha muerto no será necesaria, llevatela te la has ganado, esta en trono”</text:p>
      <text:p text:style-name="P8">Cuando interactuemos con el trono acabará el juego.</text:p>
      <text:p text:style-name="P8"/>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Descripción"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Fuente_20_de_20_párrafo_20_predeter." style:display-name="Fuente de párrafo predeter."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Adrian Juan Lora</meta:initial-creator>
    <dc:creator>Adrian Juan Lora</dc:creator>
    <meta:creation-date>2016-04-07T17:19:00Z</meta:creation-date>
    <dc:date>2016-07-01T12:40:13.90</dc:date>
    <meta:editing-cycles>8</meta:editing-cycles>
    <meta:editing-duration>PT2H49M16S</meta:editing-duration>
    <meta:document-statistic meta:table-count="0" meta:image-count="0" meta:object-count="0" meta:page-count="2" meta:paragraph-count="33" meta:word-count="604" meta:character-count="3554"/>
    <meta:template xlink:type="simple" xlink:actuate="onRequest" xlink:title="" xlink:href="Normal.dotm"/>
  </office:meta>
</office:document-meta>
</file>